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/>
          <table:table-cell table:style-name="ce110" table:number-columns-repeated="4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/>
          <table:table-cell table:style-name="ce110" table:number-columns-repeated="4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number-columns-repeated="249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 table:number-rows-repeated="65507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